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eeeee" fo:min-height="1.718cm"/>
    </style:style>
    <style:style style:name="gr2" style:family="graphic" style:parent-style-name="standard">
      <style:graphic-properties draw:stroke="solid" svg:stroke-color="#000000" draw:fill="solid" draw:fill-color="#eeeeee" fo:min-height="1.719cm"/>
    </style:style>
    <style:style style:name="gr3" style:family="graphic" style:parent-style-name="standard">
      <style:graphic-properties draw:stroke="none" svg:stroke-color="#000000" draw:fill="none" draw:fill-color="#ffffff" fo:min-height="0.741cm"/>
    </style:style>
    <style:style style:name="gr4" style:family="graphic" style:parent-style-name="standard">
      <style:graphic-properties draw:stroke="solid" svg:stroke-color="#000000" draw:fill="solid" draw:fill-color="#eeeeee" draw:auto-grow-height="false" fo:min-height="2.133cm"/>
    </style:style>
    <style:style style:name="gr5" style:family="graphic" style:parent-style-name="standard">
      <style:graphic-properties draw:stroke="solid" svg:stroke-color="#000000" draw:fill="solid" draw:fill-color="#eeeeee" fo:min-height="6.096cm"/>
    </style:style>
    <style:style style:name="gr6" style:family="graphic" style:parent-style-name="standard">
      <style:graphic-properties draw:stroke="solid" svg:stroke-color="#000000" draw:fill="solid" draw:fill-color="#eeeeee" fo:min-height="1.755cm"/>
    </style:style>
    <style:style style:name="gr7" style:family="graphic" style:parent-style-name="standard">
      <style:graphic-properties draw:stroke="solid" svg:stroke-color="#000000" draw:fill="solid" draw:fill-color="#eeeeee" fo:min-height="1.933cm"/>
    </style:style>
    <style:style style:name="gr8" style:family="graphic" style:parent-style-name="standard">
      <style:graphic-properties draw:stroke="none" svg:stroke-color="#000000" draw:fill="none" draw:fill-color="#ffffff" fo:min-height="1.75cm"/>
    </style:style>
    <style:style style:name="gr9" style:family="graphic" style:parent-style-name="standard" style:list-style-name="L1">
      <style:graphic-properties draw:stroke="solid" svg:stroke-color="#000000" draw:fill="solid" draw:fill-color="#eeeeee" fo:min-height="1.50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fo:font-size="14pt" fo:font-weight="bold" style:font-size-asian="18pt" style:font-weight-asian="bold" style:font-size-complex="18pt" style:font-weight-complex="bold"/>
    </style:style>
    <style:style style:name="P5" style:family="paragraph">
      <loext:graphic-properties draw:fill="solid" draw:fill-color="#eeeeee"/>
      <style:paragraph-properties fo:text-align="center"/>
      <style:text-properties fo:font-size="14pt" fo:font-weight="bold" style:font-size-asian="18pt" style:font-weight-asian="bold" style:font-size-complex="18pt" style:font-weight-complex="bold"/>
    </style:style>
    <style:style style:name="P6" style:family="paragraph">
      <style:paragraph-properties fo:text-align="center"/>
      <style:text-properties style:font-name="Liberation Sans" fo:font-size="18pt" fo:font-weight="bold" style:letter-kerning="true" fo:background-color="transparent" style:font-name-asian="Microsoft YaHei" style:font-size-asian="18pt" style:font-weight-asian="bold" style:font-name-complex="Arial Unicode MS" style:font-size-complex="18pt" style:font-weight-complex="bold"/>
    </style:style>
    <style:style style:name="P7" style:family="paragraph">
      <loext:graphic-properties draw:fill="solid" draw:fill-color="#eeeeee"/>
      <style:paragraph-properties fo:text-align="center"/>
      <style:text-properties style:font-name="Liberation Sans" fo:font-size="18pt" fo:font-weight="bold" style:letter-kerning="true" fo:background-color="transparent" style:font-name-asian="Microsoft YaHei" style:font-size-asian="18pt" style:font-weight-asian="bold" style:font-name-complex="Arial Unicode MS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974cm" svg:height="1.968cm" svg:x="6.836cm" svg:y="4cm">
          <draw:text-box>
            <text:p text:style-name="P1"/>
            <text:p text:style-name="P1"><text:span text:style-name="T1">ΕΦΑΡΜΟΓΗΣ</text:span></text:p>
          </draw:text-box>
        </draw:frame>
        <draw:frame draw:style-name="gr1" draw:text-style-name="P2" draw:layer="layout" svg:width="7.974cm" svg:height="1.968cm" svg:x="6.836cm" svg:y="6.226cm">
          <draw:text-box>
            <text:p text:style-name="P1"/>
            <text:p text:style-name="P1"><text:span text:style-name="T1">ΠΑΡΟΥΣΙΑΣΗΣ</text:span></text:p>
          </draw:text-box>
        </draw:frame>
        <draw:frame draw:style-name="gr2" draw:text-style-name="P2" draw:layer="layout" svg:width="7.974cm" svg:height="1.969cm" svg:x="6.836cm" svg:y="8.424cm">
          <draw:text-box>
            <text:p text:style-name="P1"/>
            <text:p text:style-name="P1"><text:span text:style-name="T1">ΣΥΝΟΔΟΥ</text:span></text:p>
          </draw:text-box>
        </draw:frame>
        <draw:frame draw:style-name="gr1" draw:text-style-name="P2" draw:layer="layout" svg:width="7.974cm" svg:height="1.968cm" svg:x="6.836cm" svg:y="12.82cm">
          <draw:text-box>
            <text:p text:style-name="P1"/>
            <text:p text:style-name="P1"><text:span text:style-name="T1">ΔΙΚΤΥΟΥ</text:span></text:p>
          </draw:text-box>
        </draw:frame>
        <draw:frame draw:style-name="gr1" draw:text-style-name="P2" draw:layer="layout" svg:width="7.974cm" svg:height="1.968cm" svg:x="6.836cm" svg:y="10.622cm">
          <draw:text-box>
            <text:p text:style-name="P1"/>
            <text:p text:style-name="P1"><text:span text:style-name="T1">ΜΕΤΑΦΟΡΑΣ</text:span></text:p>
          </draw:text-box>
        </draw:frame>
        <draw:frame draw:style-name="gr1" draw:text-style-name="P2" draw:layer="layout" svg:width="7.974cm" svg:height="1.968cm" svg:x="6.836cm" svg:y="17.215cm">
          <draw:text-box>
            <text:p text:style-name="P1"/>
            <text:p text:style-name="P1"><text:span text:style-name="T1">ΦΥΣΙΚΟ</text:span></text:p>
          </draw:text-box>
        </draw:frame>
        <draw:frame draw:style-name="gr3" draw:text-style-name="P3" draw:layer="layout" svg:width="1.42cm" svg:height="0.991cm" svg:x="4.584cm" svg:y="17.779cm">
          <draw:text-box>
            <text:p>1ο</text:p>
          </draw:text-box>
        </draw:frame>
        <draw:frame draw:style-name="gr3" draw:text-style-name="P3" draw:layer="layout" svg:width="1.42cm" svg:height="0.991cm" svg:x="4.584cm" svg:y="15.576cm">
          <draw:text-box>
            <text:p>2ο</text:p>
          </draw:text-box>
        </draw:frame>
        <draw:frame draw:style-name="gr3" draw:text-style-name="P3" draw:layer="layout" svg:width="1.42cm" svg:height="0.991cm" svg:x="4.584cm" svg:y="13.374cm">
          <draw:text-box>
            <text:p>3ο</text:p>
          </draw:text-box>
        </draw:frame>
        <draw:frame draw:style-name="gr3" draw:text-style-name="P3" draw:layer="layout" svg:width="1.42cm" svg:height="0.991cm" svg:x="4.584cm" svg:y="11.172cm">
          <draw:text-box>
            <text:p>4ο</text:p>
          </draw:text-box>
        </draw:frame>
        <draw:frame draw:style-name="gr3" draw:text-style-name="P3" draw:layer="layout" svg:width="1.42cm" svg:height="0.991cm" svg:x="4.584cm" svg:y="8.969cm">
          <draw:text-box>
            <text:p>5ο</text:p>
          </draw:text-box>
        </draw:frame>
        <draw:frame draw:style-name="gr3" draw:text-style-name="P3" draw:layer="layout" svg:width="1.42cm" svg:height="0.991cm" svg:x="4.584cm" svg:y="6.767cm">
          <draw:text-box>
            <text:p>6ο</text:p>
          </draw:text-box>
        </draw:frame>
        <draw:frame draw:style-name="gr3" draw:text-style-name="P3" draw:layer="layout" svg:width="1.42cm" svg:height="0.991cm" svg:x="4.584cm" svg:y="4.564cm">
          <draw:text-box>
            <text:p>7ο</text:p>
          </draw:text-box>
        </draw:frame>
        <draw:frame draw:style-name="gr4" draw:text-style-name="P2" draw:layer="layout" svg:width="7.974cm" svg:height="1.968cm" svg:x="6.815cm" svg:y="15.019cm">
          <draw:text-box>
            <text:p text:style-name="P1"><text:span text:style-name="T1">ΖΕΥΞΗΣ (ΣΥΝΔΕΣΗΣ) ΔΕΔΟΜΕΝΩΝ</text:span></text:p>
          </draw:text-box>
        </draw:frame>
        <draw:frame draw:style-name="gr5" draw:text-style-name="P2" draw:layer="layout" svg:width="8.048cm" svg:height="6.346cm" svg:x="16.136cm" svg:y="4cm">
          <draw:text-box>
            <text:p text:style-name="P1"/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ΕΦΑΡΜΟΓΗΣ</text:span></text:p>
            <text:p text:style-name="P1"><text:span text:style-name="T1">HTTP, FTP, SMTP...</text:span></text:p>
          </draw:text-box>
        </draw:frame>
        <draw:frame draw:style-name="gr1" draw:text-style-name="P2" draw:layer="layout" svg:width="7.974cm" svg:height="1.968cm" svg:x="16.136cm" svg:y="10.622cm">
          <draw:text-box>
            <text:p text:style-name="P1"><text:span text:style-name="T1">ΜΕΤΑΦΟΡΑΣ</text:span></text:p>
            <text:p text:style-name="P1"><text:span text:style-name="T1">TCP/UDP</text:span></text:p>
          </draw:text-box>
        </draw:frame>
        <draw:frame draw:style-name="gr1" draw:text-style-name="P2" draw:layer="layout" svg:width="8.048cm" svg:height="1.968cm" svg:x="16.136cm" svg:y="12.82cm">
          <draw:text-box>
            <text:p text:style-name="P1"><text:span text:style-name="T1">ΔΙΑΔΙΚΤΥΟΥ</text:span></text:p>
            <text:p text:style-name="P1"><text:span text:style-name="T1">IP</text:span></text:p>
          </draw:text-box>
        </draw:frame>
        <draw:frame draw:style-name="gr6" draw:text-style-name="P5" draw:layer="layout" svg:width="6.492cm" svg:height="2.005cm" svg:x="17.708cm" svg:y="15cm">
          <draw:text-box>
            <text:p text:style-name="P4"><text:span text:style-name="T2">ΖΕΥΞΗΣ (ΣΥΝΔΕΣΗΣ) ΔΕΔΟΜΕΝΩΝ</text:span></text:p>
          </draw:text-box>
        </draw:frame>
        <draw:frame draw:style-name="gr7" draw:text-style-name="P2" draw:layer="layout" svg:width="6.492cm" svg:height="2.183cm" svg:x="17.708cm" svg:y="17cm">
          <draw:text-box>
            <text:p text:style-name="P1"><text:span text:style-name="T1"/></text:p>
            <text:p text:style-name="P1"><text:span text:style-name="T1">ΦΥΣΙΚΟ</text:span></text:p>
          </draw:text-box>
        </draw:frame>
        <draw:frame draw:style-name="gr8" draw:text-style-name="P3" draw:layer="layout" svg:width="7.4cm" svg:height="2cm" svg:x="6.984cm" svg:y="1.6cm">
          <draw:text-box>
            <text:p>ΜΟΝΤΕΛΟ <text:span text:style-name="T1">OSI</text:span></text:p>
            <text:p>(ISO/IEC7498-1:1994)</text:p>
          </draw:text-box>
        </draw:frame>
        <draw:frame draw:style-name="gr8" draw:text-style-name="P3" draw:layer="layout" svg:width="7.4cm" svg:height="2cm" svg:x="16.084cm" svg:y="1.6cm">
          <draw:text-box>
            <text:p>ΜΟΝΤΕΛΟ <text:span text:style-name="T1">TCP/IP</text:span></text:p>
            <text:p>(RFC1122)</text:p>
          </draw:text-box>
        </draw:frame>
        <draw:frame draw:style-name="gr9" draw:text-style-name="P7" draw:layer="layout" svg:width="4.183cm" svg:height="1.759cm" draw:transform="rotate (1.5707963267949) translate (16.084cm 19.183cm)">
          <draw:text-box>
            <text:p text:style-name="P6"><text:span text:style-name="T1">ΔΙΕΠΑΦΗ ΔΙΚΤΥΟΥ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2T20:55:00.992000000</meta:creation-date>
    <dc:date>2016-10-02T21:32:24.775000000</dc:date>
    <meta:editing-duration>PT14M52S</meta:editing-duration>
    <meta:editing-cycles>3</meta:editing-cycles>
    <meta:generator>LibreOffice/5.1.1.3$Windows_X86_64 LibreOffice_project/89f508ef3ecebd2cfb8e1def0f0ba9a803b88a6d</meta:generator>
    <meta:document-statistic meta:object-count="22"/>
  </office:meta>
</office:document-meta>
</file>